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5453in"/>
    </style:style>
    <style:style style:name="co3" style:family="table-column">
      <style:table-column-properties fo:break-before="auto" style:column-width="4.2492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3.9654in"/>
    </style:style>
    <style:style style:name="co6" style:family="table-column">
      <style:table-column-properties fo:break-before="auto" style:column-width="2.8516in"/>
    </style:style>
    <style:style style:name="co7" style:family="table-column">
      <style:table-column-properties fo:break-before="auto" style:column-width="0.9772in"/>
    </style:style>
    <style:style style:name="co8" style:family="table-column">
      <style:table-column-properties fo:break-before="auto" style:column-width="1.038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5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Issue analyzed</text:p>
          </table:table-cell>
          <table:table-cell table:style-name="ce1" office:value-type="string">
            <text:p>Explanation</text:p>
          </table:table-cell>
          <table:table-cell table:style-name="ce6" office:value-type="string">
            <text:p>Good practice to adopt</text:p>
          </table:table-cell>
          <table:table-cell table:style-name="ce1" office:value-type="string">
            <text:p>Action recommended</text:p>
          </table:table-cell>
          <table:table-cell table:style-name="ce1" office:value-type="string">
            <text:p>Reference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ERFORMANCE</text:p>
          </table:table-cell>
          <table:table-cell table:style-name="ce2" office:value-type="string">
            <text:p>Performance </text:p>
          </table:table-cell>
          <table:table-cell table:style-name="ce5" office:value-type="string">
            <text:p>Images sizes should be reduce without changing quality </text:p>
          </table:table-cell>
          <table:table-cell table:style-name="ce3" office:value-type="string">
            <text:p>Fail</text:p>
          </table:table-cell>
          <table:table-cell table:style-name="ce2" office:value-type="string">
            <text:p>Compress Images and reduce Images sizes </text:p>
          </table:table-cell>
          <table:table-cell table:style-name="ce5" office:value-type="string">
            <text:p>https://web.dev/uses-webp-images/?utm_source=lighthouse&amp;utm_medium=devtool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Meta data</text:p>
          </table:table-cell>
          <table:table-cell office:value-type="string">
            <text:p>Keywords missing and empty title and description tags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Keywords should be added on page2 and Title description</text:p>
          </table:table-cell>
          <table:table-cell table:style-name="ce2" office:value-type="string">
            <text:p>https://w3.org/WAI/WCAG21 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Y</text:p>
          </table:table-cell>
          <table:table-cell table:style-name="ce3" office:value-type="string">
            <text:p>Keywords</text:p>
          </table:table-cell>
          <table:table-cell office:value-type="string">
            <text:p>Page2 meta tags are not descriptive on the page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Title and webpage should describe what the page is for</text:p>
          </table:table-cell>
          <table:table-cell table:style-name="ce3" office:value-type="string">
            <text:p>https://w3.org/WAI/WCAG2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Y</text:p>
          </table:table-cell>
          <table:table-cell table:style-name="ce3" office:value-type="string">
            <text:p>Keywords</text:p>
          </table:table-cell>
          <table:table-cell office:value-type="string">
            <text:p>Images Alt attributes have possible blackhat practice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Alt tag not display correct image description</text:p>
          </table:table-cell>
          <table:table-cell table:style-name="ce2" office:value-type="string">
            <text:p>https://web.dev/uses-optimized-images/?utm_source=lighthouse&amp;utm_medium=devtool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Performance </text:p>
          </table:table-cell>
          <table:table-cell office:value-type="string">
            <text:p>C.S.S. Files are too much long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C.S.S. Files should be minify</text:p>
          </table:table-cell>
          <table:table-cell table:style-name="ce3" office:value-type="string">
            <text:p>https://web.dev/unused-css-rules/?utm_source=lighthouse&amp;utm_medium=devtool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Performance </text:p>
          </table:table-cell>
          <table:table-cell office:value-type="string">
            <text:p>H.T.M.L. Files 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H.T.M.L. Files should be semantic and minify</text:p>
          </table:table-cell>
          <table:table-cell table:style-name="ce3" office:value-type="string">
            <text:p>https://web.dev/mainthread-work-breakdown/?utm_source=lighthouse&amp;utm_medium=devtool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ERFORMANCE</text:p>
          </table:table-cell>
          <table:table-cell table:style-name="ce3" office:value-type="string">
            <text:p>Performance </text:p>
          </table:table-cell>
          <table:table-cell office:value-type="string">
            <text:p>Javascript files have too much excess codes 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Javascript files should be minify</text:p>
          </table:table-cell>
          <table:table-cell table:style-name="ce3" office:value-type="string">
            <text:p>https://developers.google.com/web/tools/chrome-devtools/covera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Responsiveness</text:p>
          </table:table-cell>
          <table:table-cell office:value-type="string">
            <text:p>Website does not have adequate responsiveness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Correct the responsiveness of page2</text:p>
          </table:table-cell>
          <table:table-cell table:style-name="ce3" office:value-type="string">
            <text:p>https://developers.google.com/search/mobile-sites/?utm_source=lighthouse&amp;utm_medium=devtool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CCESSIBILITY</text:p>
          </table:table-cell>
          <table:table-cell table:style-name="ce3" office:value-type="string">
            <text:p>Missing code</text:p>
          </table:table-cell>
          <table:table-cell office:value-type="string">
            <text:p>Links do not have visible names 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Add names</text:p>
          </table:table-cell>
          <table:table-cell table:style-name="ce2" office:value-type="string">
            <text:p>https://w3.org/WAI/WCAG21 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Y</text:p>
          </table:table-cell>
          <table:table-cell table:style-name="ce3" office:value-type="string">
            <text:p>Missing code</text:p>
          </table:table-cell>
          <table:table-cell office:value-type="string">
            <text:p>Lang attribute missing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Add English to language attribute</text:p>
          </table:table-cell>
          <table:table-cell table:style-name="ce3" office:value-type="string">
            <text:p>https://web.dev/html-lang-valid/?utm_source=lighthouse&amp;utm_medium=devtool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Performance </text:p>
          </table:table-cell>
          <table:table-cell office:value-type="string">
            <text:p>Properly semantic code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Modify HTML to properly semantic code</text:p>
          </table:table-cell>
          <table:table-cell table:style-name="ce3" office:value-type="string">
            <text:p>https://w3.org/WAI/WCAG21 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Keywords</text:p>
          </table:table-cell>
          <table:table-cell office:value-type="string">
            <text:p>Keywords repeated </text:p>
          </table:table-cell>
          <table:table-cell table:style-name="ce3" office:value-type="string">
            <text:p>Fail</text:p>
          </table:table-cell>
          <table:table-cell table:style-name="ce7" office:value-type="string">
            <text:p>Remove repeated keywords</text:p>
          </table:table-cell>
          <table:table-cell table:style-name="ce3" office:value-type="string">
            <text:p>Open classrooms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style-name="ce8"/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11/18/2020</text:date>, <text:time>20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5T08:48:28.13</dc:date>
    <dc:creator>kalpesh modi</dc:creator>
    <meta:generator>OpenOffice/4.1.7$Win32 OpenOffice.org_project/417m1$Build-9800</meta:generator>
    <meta:editing-duration>PT57M17S</meta:editing-duration>
    <meta:editing-cycles>2</meta:editing-cycles>
    <meta:document-statistic meta:table-count="1" meta:cell-count="78" meta:object-count="0"/>
  </office:meta>
</office:document-meta>
</file>